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E9AEDCAC.png" manifest:media-type="image/png"/>
  <manifest:file-entry manifest:full-path="Pictures/100002E800000295000002957A47914A.svg" manifest:media-type="image/svg+xml"/>
  <manifest:file-entry manifest:full-path="Pictures/1000000100000019000000198E936B39.png" manifest:media-type="image/png"/>
  <manifest:file-entry manifest:full-path="Pictures/100003E00000029500000295AD8724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automatic-styles>
    <style:style style:name="P1" style:family="paragraph" style:parent-style-name="Text_20_body">
      <style:text-properties officeooo:paragraph-rsid="001524ae"/>
    </style:style>
    <style:style style:name="P2" style:family="paragraph" style:parent-style-name="Text_20_body">
      <style:text-properties officeooo:rsid="0014ce84" officeooo:paragraph-rsid="0036642b"/>
    </style:style>
    <style:style style:name="P3" style:family="paragraph" style:parent-style-name="Text_20_body">
      <style:text-properties officeooo:paragraph-rsid="0014ce84"/>
    </style:style>
    <style:style style:name="P4" style:family="paragraph" style:parent-style-name="Text_20_body">
      <style:paragraph-properties fo:text-align="start" style:justify-single-word="false"/>
      <style:text-properties officeooo:rsid="005f2803" officeooo:paragraph-rsid="007f3a2e"/>
    </style:style>
    <style:style style:name="P5" style:family="paragraph" style:parent-style-name="Text_20_body">
      <style:text-properties officeooo:paragraph-rsid="004f5367"/>
    </style:style>
    <style:style style:name="P6" style:family="paragraph" style:parent-style-name="Text_20_body">
      <style:text-properties officeooo:paragraph-rsid="009f431f"/>
    </style:style>
    <style:style style:name="P7" style:family="paragraph" style:parent-style-name="Heading_20_1">
      <style:text-properties officeooo:paragraph-rsid="00175c61"/>
    </style:style>
    <style:style style:name="P8" style:family="paragraph" style:parent-style-name="Heading_20_1">
      <style:text-properties officeooo:rsid="00254c33" officeooo:paragraph-rsid="00254c33"/>
    </style:style>
    <style:style style:name="P9" style:family="paragraph" style:parent-style-name="Heading_20_2">
      <style:text-properties officeooo:rsid="0014ce84" officeooo:paragraph-rsid="0014ce84"/>
    </style:style>
    <style:style style:name="P10" style:family="paragraph" style:parent-style-name="Heading_20_2">
      <style:text-properties officeooo:rsid="007440df" officeooo:paragraph-rsid="007440df"/>
    </style:style>
    <style:style style:name="P11" style:family="paragraph" style:parent-style-name="Heading_20_2">
      <style:text-properties officeooo:rsid="001524ae" officeooo:paragraph-rsid="001524ae"/>
    </style:style>
    <style:style style:name="P12" style:family="paragraph" style:parent-style-name="Heading_20_3">
      <style:text-properties fo:text-transform="uppercase" style:font-name="Raleway" fo:font-size="18pt" fo:font-weight="normal" officeooo:rsid="00284e25" officeooo:paragraph-rsid="00284e25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P13" style:family="paragraph" style:parent-style-name="Heading_20_4">
      <style:text-properties style:font-name="Raleway" fo:font-size="14pt" fo:font-style="normal" fo:font-weight="normal" officeooo:rsid="00284e25" officeooo:paragraph-rsid="00284e25" style:font-name-asian="Droid Sans Fallback" style:font-size-asian="13.3000001907349pt" style:font-style-asian="italic" style:font-weight-asian="bold" style:font-name-complex="Droid Sans Devanagari1" style:font-size-complex="13.3000001907349pt" style:font-style-complex="italic" style:font-weight-complex="bold"/>
    </style:style>
    <style:style style:name="P14" style:family="paragraph" style:parent-style-name="Heading_20_5">
      <style:text-properties officeooo:paragraph-rsid="00254c33"/>
    </style:style>
    <style:style style:name="P15" style:family="paragraph" style:parent-style-name="Heading_20_6">
      <style:text-properties officeooo:paragraph-rsid="004ec25f"/>
    </style:style>
    <style:style style:name="P16" style:family="paragraph" style:parent-style-name="Heading_20_6">
      <style:text-properties officeooo:rsid="00254c33" officeooo:paragraph-rsid="00254c33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>
      <style:text-properties officeooo:paragraph-rsid="001524ae"/>
    </style:style>
    <style:style style:name="P21" style:family="paragraph" style:parent-style-name="Text_20_body">
      <style:text-properties officeooo:rsid="0014ce84" officeooo:paragraph-rsid="00a1d451"/>
    </style:style>
    <style:style style:name="T1" style:family="text">
      <style:text-properties officeooo:rsid="0014ce84"/>
    </style:style>
    <style:style style:name="T2" style:family="text">
      <style:text-properties officeooo:rsid="001524ae"/>
    </style:style>
    <style:style style:name="T3" style:family="text">
      <style:text-properties style:font-name="Raleway" fo:font-size="11pt" officeooo:rsid="001599f9"/>
    </style:style>
    <style:style style:name="T4" style:family="text">
      <style:text-properties style:font-name="Raleway" fo:font-size="11pt" officeooo:rsid="0032ce52"/>
    </style:style>
    <style:style style:name="T5" style:family="text">
      <style:text-properties style:font-name="Raleway" fo:font-size="20pt" fo:font-weight="150" officeooo:rsid="00254c33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Raleway" fo:font-size="20pt" fo:font-weight="150" officeooo:rsid="005d140f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7" style:family="text">
      <style:text-properties style:font-name="Raleway" fo:font-size="12pt" fo:font-weight="600" officeooo:rsid="0038fb4f" style:font-name-asian="Droid Sans Fallback" style:font-size-asian="11.8999996185303pt" style:font-weight-asian="bold" style:font-name-complex="Droid Sans Devanagari1" style:font-size-complex="11.8999996185303pt" style:font-weight-complex="bold"/>
    </style:style>
    <style:style style:name="T8" style:family="text">
      <style:text-properties officeooo:rsid="00175c61"/>
    </style:style>
    <style:style style:name="T9" style:family="text">
      <style:text-properties officeooo:rsid="00254c33"/>
    </style:style>
    <style:style style:name="T10" style:family="text">
      <style:text-properties officeooo:rsid="00319e0e"/>
    </style:style>
    <style:style style:name="T11" style:family="text">
      <style:text-properties officeooo:rsid="0032ce52"/>
    </style:style>
    <style:style style:name="T12" style:family="text">
      <style:text-properties officeooo:rsid="0034bb7c"/>
    </style:style>
    <style:style style:name="T13" style:family="text">
      <style:text-properties officeooo:rsid="0036642b"/>
    </style:style>
    <style:style style:name="T14" style:family="text">
      <style:text-properties officeooo:rsid="0038fb4f"/>
    </style:style>
    <style:style style:name="T15" style:family="text">
      <style:text-properties officeooo:rsid="003d9ee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54c33" style:font-style-asian="normal" style:font-style-complex="normal"/>
    </style:style>
    <style:style style:name="T18" style:family="text">
      <style:text-properties fo:font-style="normal" officeooo:rsid="00655c2b" style:font-style-asian="normal" style:font-style-complex="normal"/>
    </style:style>
    <style:style style:name="T19" style:family="text">
      <style:text-properties fo:font-style="normal" officeooo:rsid="006ddbf8" style:font-style-asian="normal" style:font-style-complex="normal"/>
    </style:style>
    <style:style style:name="T20" style:family="text">
      <style:text-properties fo:font-style="normal" fo:font-weight="bold" officeooo:rsid="003fa84a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6ddbf8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6ff0a6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9b9554" style:font-style-asian="normal" style:font-weight-asian="bold" style:font-style-complex="normal" style:font-weight-complex="bold"/>
    </style:style>
    <style:style style:name="T24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1pt" fo:font-style="italic" fo:font-weight="normal" officeooo:rsid="003d9ee8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size="11pt" fo:font-style="italic" fo:font-weight="normal" officeooo:rsid="00265bbf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1pt" fo:font-style="italic" fo:font-weight="normal" officeooo:rsid="003efa19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font-size="11pt" fo:font-style="italic" fo:font-weight="normal" officeooo:rsid="004e67e3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6ddbf8" style:font-weight-asian="bold" style:font-weight-complex="bold"/>
    </style:style>
    <style:style style:name="T31" style:family="text">
      <style:text-properties fo:font-weight="bold" officeooo:rsid="006f13f6" style:font-weight-asian="bold" style:font-weight-complex="bold"/>
    </style:style>
    <style:style style:name="T32" style:family="text">
      <style:text-properties officeooo:rsid="005d140f"/>
    </style:style>
    <style:style style:name="T33" style:family="text">
      <style:text-properties officeooo:rsid="005fc5e6"/>
    </style:style>
    <style:style style:name="T34" style:family="text">
      <style:text-properties officeooo:rsid="00693932"/>
    </style:style>
    <style:style style:name="T35" style:family="text">
      <style:text-properties officeooo:rsid="00796737"/>
    </style:style>
    <style:style style:name="T36" style:family="text">
      <style:text-properties officeooo:rsid="007cd5f1"/>
    </style:style>
    <style:style style:name="T37" style:family="text">
      <style:text-properties officeooo:rsid="009b516b"/>
    </style:style>
    <style:style style:name="T38" style:family="text">
      <style:text-properties officeooo:rsid="00a07719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P12" text:outline-level="3"><text:span text:style-name="T10">ignacio</text:span> <text:span text:style-name="T10">conde</text:span></text:h>
      <text:h text:style-name="P13" text:outline-level="4">Software <text:span text:style-name="T35">Engineer</text:span></text:h>
      <text:h text:style-name="P9" text:outline-level="2">P<text:span text:style-name="T32">erfil</text:span></text:h>
      <text:p text:style-name="P6">Desarrollador de software con una amplia gama de habilidades. Proactivo, honesto y directo, con excelente toma de decisiones y atención al detalle.</text:p>
      <text:p text:style-name="P6">Estoy altamente comprometido en mi continua evolución como desarrollador.</text:p>
      <text:h text:style-name="P9" text:outline-level="2">Contact<text:span text:style-name="T32">o</text:span></text:h>
      <text:p text:style-name="P2"><text:span text:style-name="T32">Dirección</text:span>:<text:line-break/><text:span text:style-name="T38">Núñez</text:span>, <text:span text:style-name="T12">Buenos Ai</text:span><text:span text:style-name="T13">r</text:span><text:span text:style-name="T12">es, </text:span><text:span text:style-name="T13">Argentina</text:span></text:p>
      <text:p text:style-name="P3"><text:span text:style-name="T1">E-Mail:<text:line-break/></text:span><text:a xlink:type="simple" xlink:href="mailto:ignaciomconde@gmail.com" text:style-name="Internet_20_link" text:visited-style-name="Visited_20_Internet_20_Link"><text:span text:style-name="T11">ignaciomconde</text:span><text:span text:style-name="T3">@</text:span><text:span text:style-name="T4">gmail</text:span><text:span text:style-name="T1">.com</text:span></text:a></text:p>
      <text:p text:style-name="P1"><text:span text:style-name="T36">Website</text:span><text:span text:style-name="T2">:<text:line-break/></text:span><text:a xlink:type="simple" xlink:href="http://www.ignaciomconde.com/" text:style-name="Internet_20_link" text:visited-style-name="Visited_20_Internet_20_Link"><text:span text:style-name="T36">www.ignaciomconde.com</text:span></text:a></text:p>
      <text:p text:style-name="P21"><text:span text:style-name="T33">Telé</text:span><text:span text:style-name="T34">fono</text:span>:<text:line-break/><text:span text:style-name="T11">+54 </text:span><text:span text:style-name="T2">(</text:span><text:span text:style-name="T11">911</text:span><text:span text:style-name="T2">) 3384-9746</text:span></text:p>
      <text:h text:style-name="P10" text:outline-level="2">Tecnologías</text:h>
      <text:p text:style-name="P4">Linux</text:p>
      <text:p text:style-name="P4">C, C++, C#</text:p>
      <text:p text:style-name="P4">Godot, Unity</text:p>
      <text:h text:style-name="P11" text:outline-level="2">Social Media</text:h>
      <text:p text:style-name="P1"><draw:frame draw:style-name="fr2" draw:name="Image2" text:anchor-type="as-char" svg:width="0.2602in" svg:height="0.2602in" draw:z-index="0"><draw:image xlink:href="Pictures/100003E00000029500000295AD872468.svg" xlink:type="simple" xlink:show="embed" xlink:actuate="onLoad" draw:mime-type="image/svg+xml"/><draw:image xlink:href="Pictures/1000000100000019000000198E936B39.png" xlink:type="simple" xlink:show="embed" xlink:actuate="onLoad" draw:mime-type="image/png"/></draw:frame>: <text:a xlink:type="simple" xlink:href="https://www.linkedin.com/in/ignaciomconde/" text:style-name="Internet_20_link" text:visited-style-name="Visited_20_Internet_20_Link"><text:span text:style-name="T8">LinkedIn</text:span></text:a></text:p>
      <text:p text:style-name="P1"><draw:frame draw:style-name="fr1" draw:name="Image3" text:anchor-type="as-char" svg:width="0.2602in" svg:height="0.2602in" draw:z-index="1"><draw:image xlink:href="Pictures/100002E800000295000002957A47914A.svg" xlink:type="simple" xlink:show="embed" xlink:actuate="onLoad" draw:mime-type="image/svg+xml"/><draw:image xlink:href="Pictures/100000010000001900000019E9AEDCAC.png" xlink:type="simple" xlink:show="embed" xlink:actuate="onLoad" draw:mime-type="image/png"/></draw:frame>: <text:a xlink:type="simple" xlink:href="https://github.com/DJKero" text:style-name="Internet_20_link" text:visited-style-name="Visited_20_Internet_20_Link"><text:span text:style-name="T10">Github</text:span></text:a></text:p>
      <text:h text:style-name="P7" text:outline-level="1" text:is-list-header="true"><text:span text:style-name="T8">E</text:span><text:span text:style-name="T5">xperienc</text:span><text:span text:style-name="T6">ia</text:span></text:h>
      <text:h text:style-name="Heading_20_5" text:outline-level="5"><text:span text:style-name="T15">Game Create Repeat</text:span> – <text:span text:style-name="T15">Software Engineer</text:span></text:h>
      <text:h text:style-name="Heading_20_6" text:outline-level="6"><text:span text:style-name="T25">September</text:span><text:span text:style-name="T24"> 20</text:span><text:span text:style-name="T25">21</text:span><text:span text:style-name="T24"> – </text:span><text:span text:style-name="T25">March 202</text:span><text:span text:style-name="T28">2</text:span></text:h>
      <text:list text:style-name="L1">
        <text:list-item>
          <text:p text:style-name="P17"><text:span text:style-name="T22">Desarrollo</text:span><text:span text:style-name="T21"> de </text:span><text:span text:style-name="T22">G</text:span><text:span text:style-name="T21">ameplay </text:span><text:span text:style-name="T23">(Unity C#)</text:span><text:span text:style-name="T17">: Experto en implementar y optimizar mecánicas de juego e interacciones de los jugadores para mejorar la experiencia general de juego. Utilización de habilidades de programación para dar vida a visiones creativas, asegurando dinámicas de juego atractivas e inmersivas.</text:span></text:p>
        </text:list-item>
      </text:list>
      <text:h text:style-name="Heading_20_5" text:outline-level="5"><text:span text:style-name="T15">Xappia</text:span> – <text:span text:style-name="T15">Software Developer</text:span></text:h>
      <text:h text:style-name="P15" text:outline-level="6"><text:span text:style-name="T25">June</text:span><text:span text:style-name="T24"> 20</text:span><text:span text:style-name="T25">19</text:span><text:span text:style-name="T24"> – </text:span><text:span text:style-name="T25">August</text:span><text:span text:style-name="T26"> 20</text:span><text:span text:style-name="T27">20</text:span></text:h>
      <text:list text:style-name="L2">
        <text:list-item>
          <text:p text:style-name="P18"><text:span text:style-name="T31">Desarrollo</text:span><text:span text:style-name="T30"> en </text:span><text:span text:style-name="T29">Salesforce</text:span>: Experto en el desarrollo de Apex y Visualforce, creando soluciones personalizadas para satisfacer diversas necesidades comerciales en la plataforma Salesforce.</text:p>
        </text:list-item>
      </text:list>
      <text:list text:style-name="L3">
        <text:list-item>
          <text:p text:style-name="P19"><text:span text:style-name="T20">T</text:span><text:span text:style-name="Strong_20_Emphasis"><text:span text:style-name="T19">rabajo en equipo</text:span></text:span><text:span text:style-name="T16">: </text:span><text:span text:style-name="T18">Trabajador en equipo</text:span><text:span text:style-name="T16"> con sólidas habilidades de comunicación, fomentando la sinergia y alcanzando objetivos a través del diálogo abierto y la responsabilidad compartida.</text:span></text:p>
        </text:list-item>
      </text:list>
      <text:h text:style-name="P8" text:outline-level="1">Educa<text:span text:style-name="T32">c</text:span>i<text:span text:style-name="T32">ó</text:span>n</text:h>
      <text:h text:style-name="P14" text:outline-level="5"><text:span text:style-name="T7">Universidad de Ciencias Empresariales y Sociales</text:span><text:span text:style-name="T9"> – </text:span><text:span text:style-name="T7">Systems Engineering</text:span></text:h>
      <text:h text:style-name="P16" text:outline-level="6">20<text:span text:style-name="T14">17</text:span></text:h>
      <text:p text:style-name="P5">Arquitectura de computadoras, Sistemas operativos, Requisitos de software, Diseño de software, Construcción de software, Pruebas de software, Bases de datos, Redes y protocolos de comunicación.<text:line-break/><text:span text:style-name="T37">Lenguajes: C, C++, Java.</text:span></text:p>
      <text:h text:style-name="Heading_20_5" text:outline-level="5"><text:span text:style-name="T7">Escuela DaVinci</text:span><text:span text:style-name="T9"> – </text:span><text:span text:style-name="T7">Game Development</text:span></text:h>
      <text:h text:style-name="Heading_20_6" text:outline-level="6"><text:span text:style-name="T9">20</text:span><text:span text:style-name="T14">14</text:span></text:h>
      <text:p text:style-name="Text_20_body">Desarrollo de juegos con Unity <text:span text:style-name="T37">(C#)</text:span>, Diseño de juegos, Diseño gráfico, Modelado 3D, Grabación y edición de audi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aleway" fo:font-family="Ralewa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aleway" fo:font-family="Raleway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="0.0201in" fo:border-left="none" fo:border-right="none" fo:border-top="none" fo:border-bottom="0.06pt solid #000000"/>
      <style:text-properties fo:text-transform="uppercase" fo:font-size="60pt" fo:font-weight="15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 fo:padding-left="0.0201in" fo:padding-right="0.0201in" fo:padding-top="0.0201in" fo:padding-bottom="0.1in" fo:border-left="none" fo:border-right="none" fo:border-top="none" fo:border-bottom="0.06pt solid #000000"/>
      <style:text-properties fo:font-size="20pt" fo:font-weight="150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 fo:text-align="center" style:justify-single-word="false"/>
      <style:text-properties fo:text-transform="uppercase" fo:font-size="18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in" fo:margin-bottom="0.1in" style:contextual-spacing="false" fo:text-align="center" style:justify-single-word="false" style:page-number="auto" fo:padding-left="0.0201in" fo:padding-right="0.0201in" fo:padding-top="0.0201in" fo:padding-bottom="0.1in" fo:border-left="none" fo:border-right="none" fo:border-top="none" fo:border-bottom="0.06pt solid #000000"/>
      <style:text-properties fo:font-size="16pt" fo:font-weight="150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in" fo:margin-bottom="0in" style:contextual-spacing="false"/>
      <style:text-properties fo:font-size="12pt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02in" fo:margin-bottom="0.0402in" style:contextual-spacing="false" fo:padding="0.0201in" fo:border="none"/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middle" style:vertical-rel="paragraph-content" style:horizontal-pos="left" style:horizontal-rel="paragraph" fo:background-color="transparent" draw:fill="none" draw:fill-color="#729fcf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4296*" fo:start-indent="0in" fo:end-indent="0.25in"/>
          <style:column style:rel-width="6504*" fo:start-indent="0.2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Envelope" style:page-layout-name="Mpm3" draw:style-name="Mdp2"/>
    <style:master-page style:name="Footnote" style:page-layout-name="Mpm2" draw:style-name="Mdp2"/>
    <style:master-page style:name="Right_20_Page" style:display-name="Right Page" style:page-layout-name="Mpm4" draw:style-name="Mdp2" style:next-style-name="Left_20_Page"/>
    <style:master-page style:name="Left_20_Page" style:display-name="Left Page" style:page-layout-name="Mpm5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1:03:17.428797627</meta:creation-date>
    <meta:editing-duration>PT2H29M7S</meta:editing-duration>
    <meta:editing-cycles>59</meta:editing-cycles>
    <meta:generator>LibreOffice/24.2.4.2$Linux_X86_64 LibreOffice_project/51a6219feb6075d9a4c46691dcfe0cd9c4fff3c2</meta:generator>
    <dc:title>Minimalist_Resume</dc:title>
    <dc:date>2024-06-12T16:43:45.394502628</dc:date>
    <meta:print-date>2024-04-06T20:55:41.886476681</meta:print-date>
    <meta:printed-by>PDF files</meta:printed-by>
    <meta:document-statistic meta:table-count="0" meta:image-count="2" meta:object-count="0" meta:page-count="1" meta:paragraph-count="32" meta:word-count="237" meta:character-count="1718" meta:non-whitespace-character-count="1510"/>
  </office:meta>
</office:document-meta>
</file>